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75ba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75ba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1a6e0" draw:marker-start="" draw:marker-start-width="0.192cm" draw:marker-start-center="false" draw:marker-end="" draw:marker-end-width="0.192cm" draw:marker-end-center="false" draw:fill="solid" draw:fill-color="#0000ff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75ba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textarea-horizontal-align="justify" draw:textarea-vertical-align="middle" draw:auto-grow-height="false" fo:min-height="1.909cm" fo:min-width="0cm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147cm" svg:height="0.147cm" svg:x="10.613cm" svg:y="15.1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0.614cm" svg:y1="15.141cm" svg:x2="11.609cm" svg:y2="15.141cm">
              <text:p/>
            </draw:line>
            <draw:polygon draw:style-name="gr3" draw:text-style-name="P2" draw:layer="layout" svg:width="0.996cm" svg:height="1.999cm" draw:transform="rotate (-3.14159265358979) translate (11.6107210134887cm 16.1368590515567cm)" svg:viewBox="0 0 997 2000" draw:points="997,0 997,2000 0,1000">
              <text:p/>
            </draw:polygon>
            <draw:custom-shape draw:style-name="gr4" draw:text-style-name="P1" draw:layer="layout" svg:width="0.152cm" svg:height="0.154cm" svg:x="10.541cm" svg:y="14.559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4" draw:text-style-name="P1" draw:layer="layout" svg:width="0.152cm" svg:height="0.154cm" svg:x="10.543cm" svg:y="15.57cm">
              <text:p/>
    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    </draw:custom-shape>
          </draw:g>
          <draw:custom-shape draw:style-name="gr5" draw:text-style-name="P3" draw:layer="layout" svg:width="0.362cm" svg:height="2.159cm" draw:transform="skewX (-0.012915436464758) translate (10.129cm 14.081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1:47.329775651</meta:creation-date>
    <dc:date>2018-03-01T09:35:06.649886375</dc:date>
    <meta:editing-duration>PT41S</meta:editing-duration>
    <meta:editing-cycles>2</meta:editing-cycles>
    <meta:generator>LibreOffice/6.0.0.3$MacOSX_X86_64 LibreOffice_project/64a0f66915f38c6217de274f0aa8e15618924765</meta:generator>
    <meta:document-statistic meta:object-count="8"/>
  </office:meta>
</office:document-meta>
</file>